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Párrafodelista" style:family="paragraph">
      <style:text-properties fo:language="en" fo:country="US"/>
    </style:style>
    <style:style style:name="P4" style:parent-style-name="Párrafodelista" style:family="paragraph">
      <style:text-properties fo:language="en" fo:country="US"/>
    </style:style>
    <style:style style:name="P5" style:parent-style-name="Párrafodelista" style:family="paragraph">
      <style:text-properties fo:language="en" fo:country="US"/>
    </style:style>
    <style:style style:name="P6" style:parent-style-name="Párrafodelista" style:family="paragraph">
      <style:text-properties fo:language="en" fo:country="US"/>
    </style:style>
    <style:style style:name="T7" style:parent-style-name="Fuentedepárrafopredeter." style:family="text">
      <style:text-properties fo:font-weight="bold" style:font-weight-asian="bold" style:font-weight-complex="bold" fo:language="en" fo:country="US"/>
    </style:style>
    <style:style style:name="T8" style:parent-style-name="Fuentedepárrafopredeter." style:family="text">
      <style:text-properties fo:language="en" fo:country="US"/>
    </style:style>
    <style:style style:name="P9" style:parent-style-name="Párrafodelista"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T12" style:parent-style-name="Fuentedepárrafopredeter." style:family="text">
      <style:text-properties fo:language="en" fo:country="US"/>
    </style:style>
    <style:style style:name="T13" style:parent-style-name="Hipervínculo" style:family="text">
      <style:text-properties fo:language="en" fo:country="US"/>
    </style:style>
    <style:style style:name="P14" style:parent-style-name="Normal" style:family="paragraph">
      <style:text-properties fo:language="en" fo:country="US"/>
    </style:style>
    <style:style style:name="T15" style:parent-style-name="Fuentedepárrafopredeter." style:family="text">
      <style:text-properties fo:language="en" fo:country="US"/>
    </style:style>
    <style:style style:name="T16" style:parent-style-name="Fuentedepárrafopredeter." style:family="text">
      <style:text-properties fo:language="en" fo:country="US"/>
    </style:style>
  </office:automatic-styles>
  <office:body>
    <office:text text:use-soft-page-breaks="true">
      <text:h text:style-name="P1" text:outline-level="1">Authentication Chapter</text:h>
      <text:p text:style-name="Normal"/>
      <text:p text:style-name="Normal">17/11/2023</text:p>
      <text:p text:style-name="P2">Done:</text:p>
      <text:list text:style-name="LFO1" text:continue-numbering="true">
        <text:list-item>
          <text:p text:style-name="P3">Create a Registration form with JS</text:p>
        </text:list-item>
        <text:list-item>
          <text:p text:style-name="P4">Connect the Reg. form to the backend database, so far it creates a new user if certain parameters are met.</text:p>
        </text:list-item>
        <text:list-item>
          <text:p text:style-name="P5">Backend now is able to update the requests from each user based on the user id and request Id the frontend will send.</text:p>
        </text:list-item>
      </text:list>
      <text:p text:style-name="P6"/>
      <text:p text:style-name="Normal"><text:span text:style-name="T7">To do:</text:span><text:span text:style-name="T8"><text:s/>Choose a Mongo DB design pattern. The idea is that every user will be able to create their own requests and store them under their account. The DB should be able to embed the requests to their respective user. I will do a One-To-Many.</text:span></text:p>
      <text:p text:style-name="P9"/>
      <text:p text:style-name="P10">Day 2:</text:p>
      <text:p text:style-name="P11">Spend a lot of time trying to figure out how to get the data from the select options. The idea is creating an object with all the selected vendors and send it to the backend. Previously I did that by clicking a button that triggered a function. That function would then send data from child to parent component, the data would be stored until the parent component is submitted to the backend and the document is created.</text:p>
      <text:p text:style-name="Normal"><text:span text:style-name="T12">I’ve tried different approaches, the first one that worked was a library called react-select, but I didn’t want to depend on a library that wasn’t included in react already, so I found a blog that taught me how to do it with a function and a smaller component:<text:s/></text:span><text:a xlink:href="https://www.robinwieruch.de/react-select/" office:target-frame-name="_top" xlink:show="replace"><text:span text:style-name="T13">https://www.robinwieruch.de/react-select/</text:span></text:a></text:p>
      <text:p text:style-name="P14">Day 3 and 4:</text:p>
      <text:p text:style-name="Normal"><text:span text:style-name="T15">Implement the select function across many components. I’m<text:s/></text:span><text:span text:style-name="T16">deconstructing large components into small and reusable pie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font-weight="bold" style:font-weight-asian="bold"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cia Olivares Canales</meta:initial-creator>
    <dc:creator>Alicia Olivares Canales</dc:creator>
    <meta:creation-date>2023-11-17T17:07:00Z</meta:creation-date>
    <dc:date>2023-12-01T17:21:00Z</dc:date>
    <meta:template xlink:href="Normal" xlink:type="simple"/>
    <meta:editing-cycles>5</meta:editing-cycles>
    <meta:editing-duration>PT8640S</meta:editing-duration>
    <meta:user-defined meta:name="GrammarlyDocumentId">9737f02c-fb8c-4d72-bbae-3165a97dcf75</meta:user-defined>
    <meta:document-statistic meta:page-count="1" meta:paragraph-count="12" meta:word-count="250" meta:character-count="1404" meta:row-count="27" meta:non-whitespace-character-count="1166"/>
  </office:meta>
</office:document-meta>
</file>